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439" officeooo:paragraph-rsid="0014b439"/>
    </style:style>
    <style:style style:name="P2" style:family="paragraph" style:parent-style-name="Standard">
      <style:text-properties officeooo:rsid="00154752" officeooo:paragraph-rsid="00154752"/>
    </style:style>
    <style:style style:name="P3" style:family="paragraph" style:parent-style-name="Standard">
      <style:text-properties fo:font-weight="bold" officeooo:rsid="0014b439" officeooo:paragraph-rsid="0014b439" style:font-weight-asian="bold" style:font-weight-complex="bold"/>
    </style:style>
    <style:style style:name="P4" style:family="paragraph" style:parent-style-name="Standard">
      <style:text-properties fo:font-weight="bold" officeooo:rsid="00154752" officeooo:paragraph-rsid="0015475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4b439" officeooo:paragraph-rsid="0014b439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officeooo:rsid="0014b439" officeooo:paragraph-rsid="0014b439" style:font-size-asian="16pt" style:font-style-asian="italic" style:font-size-complex="16pt" style:font-style-complex="italic"/>
    </style:style>
    <style:style style:name="P7" style:family="paragraph" style:parent-style-name="Standard">
      <style:text-properties fo:font-weight="normal" officeooo:rsid="001634a4" officeooo:paragraph-rsid="001634a4" style:font-weight-asian="normal" style:font-weight-complex="normal"/>
    </style:style>
    <style:style style:name="P8" style:family="paragraph" style:parent-style-name="Standard">
      <style:text-properties fo:font-weight="normal" officeooo:rsid="00177ab7" officeooo:paragraph-rsid="00177ab7" style:font-weight-asian="normal" style:font-weight-complex="normal"/>
    </style:style>
    <style:style style:name="P9" style:family="paragraph" style:parent-style-name="Standard">
      <style:text-properties fo:font-weight="normal" officeooo:rsid="001a2b37" officeooo:paragraph-rsid="001a2b37" style:font-weight-asian="normal" style:font-weight-complex="normal"/>
    </style:style>
    <style:style style:name="P10" style:family="paragraph" style:parent-style-name="Standard">
      <style:text-properties fo:font-weight="normal" officeooo:rsid="001d050e" officeooo:paragraph-rsid="001d050e" style:font-weight-asian="normal" style:font-weight-complex="normal"/>
    </style:style>
    <style:style style:name="P11" style:family="paragraph" style:parent-style-name="Standard">
      <style:text-properties fo:font-weight="bold" officeooo:rsid="0014b439" officeooo:paragraph-rsid="0014b439" style:font-weight-asian="bold" style:font-weight-complex="bold"/>
    </style:style>
    <style:style style:name="P12" style:family="paragraph" style:parent-style-name="Standard">
      <style:text-properties fo:font-weight="bold" officeooo:rsid="001eff7a" officeooo:paragraph-rsid="001eff7a" style:font-weight-asian="bold" style:font-weight-complex="bold"/>
    </style:style>
    <style:style style:name="P13" style:family="paragraph" style:parent-style-name="Standard">
      <style:text-properties fo:font-weight="bold" officeooo:rsid="00154752" officeooo:paragraph-rsid="00154752" style:font-weight-asian="bold" style:font-weight-complex="bold"/>
    </style:style>
    <style:style style:name="P14" style:family="paragraph" style:parent-style-name="Standard">
      <style:text-properties fo:font-weight="normal" officeooo:rsid="001eff7a" officeooo:paragraph-rsid="001eff7a" style:font-weight-asian="normal" style:font-weight-complex="normal"/>
    </style:style>
    <style:style style:name="T1" style:family="text">
      <style:text-properties officeooo:rsid="00191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pédagogique Manageo</text:p>
      <text:p text:style-name="P5"/>
      <text:p text:style-name="P6">Journal de bord</text:p>
      <text:p text:style-name="P1"/>
      <text:p text:style-name="P1"/>
      <text:p text:style-name="P3">Lundi 5 Octobre 2020</text:p>
      <text:p text:style-name="P1"/>
      <text:p text:style-name="P2">Premier jour de stage. </text:p>
      <text:p text:style-name="P2">Nous avons passé la journée à discuter de la manière dont nous allons nous y prendre tout en scrutant la note de cadrage envoyée par la société Manageo(brainstorming).</text:p>
      <text:p text:style-name="P2"/>
      <text:p text:style-name="P2"/>
      <text:p text:style-name="P3">Mardi 6 Octobre 2020</text:p>
      <text:p text:style-name="P3"/>
      <text:p text:style-name="P7">Deuxième jour de stage.</text:p>
      <text:p text:style-name="P7">Mise en place administrative des documents nécessaires à l’élaboration et au suivi du projet.</text:p>
      <text:p text:style-name="P7">(User stories, recensement des tâches, dictionnaire de données, cahier des charges, planning de Gantt, Tableau d’avancement personnel).</text:p>
      <text:p text:style-name="P3"/>
      <text:p text:style-name="P3">Mercredi 7 Octobre 2020</text:p>
      <text:p text:style-name="P3"/>
      <text:p text:style-name="P7">Troisième jour de stage.</text:p>
      <text:p text:style-name="P8">Nous avons continué l’administratif et commencé à poser sur papier nos idées pour les modèles conceptuels, logiques et relationnels de base données.</text:p>
      <text:p text:style-name="P7"/>
      <text:p text:style-name="P3">Jeudi 8 Octobre 2020</text:p>
      <text:p text:style-name="P3"/>
      <text:p text:style-name="P8">Quatrième jour de stage.</text:p>
      <text:p text:style-name="P8">Fin de mise en place MLD, MCD, MRD <text:span text:style-name="T1">et rédaction du script de création de la base de données.</text:span></text:p>
      <text:p text:style-name="P8"/>
      <text:p text:style-name="P3"/>
      <text:p text:style-name="P3">Vendredi 9 Octobre 2020</text:p>
      <text:p text:style-name="P3"/>
      <text:p text:style-name="P14">Cinquième jour de stage,</text:p>
      <text:p text:style-name="P9">Un d’entre nous à eu des problèmes avec la mise à jour d’ubuntu ce qui a fait planter totalement sa machine. Nous avons passé une bonne partie de la journée à essayé de résoudre son problème puis finalement formatage et réinstallation complète de son poste de travail.</text:p>
      <text:p text:style-name="P9">Modification de la base de données avec l’ajout de la table admin.</text:p>
      <text:p text:style-name="P9">Recensement des procédures stockées à scripter.</text:p>
      <text:p text:style-name="P3"/>
      <text:p text:style-name="P3">Lundi 12 Octobre 2020</text:p>
      <text:p text:style-name="P3"/>
      <text:p text:style-name="P14">Sixième jour de stage,</text:p>
      <text:p text:style-name="P9">Création du script de connexion et création d’un profil en python.</text:p>
      <text:p text:style-name="P9">Création de procédures stockées.</text:p>
      <text:p text:style-name="P3"/>
      <text:p text:style-name="P3">Mardi 13 Octobre 2020</text:p>
      <text:p text:style-name="P3"/>
      <text:p text:style-name="P14">Septième jour de stage</text:p>
      <text:p text:style-name="P9">Ajout de deux tables supplémentaires(info_sociétés et document)</text:p>
      <text:p text:style-name="P9">Modification de la documentation en conséquences.</text:p>
      <text:p text:style-name="P10"><text:soft-page-break/>Création de procédures stockées</text:p>
      <text:p text:style-name="P3"/>
      <text:p text:style-name="P3"/>
      <text:p text:style-name="P3">Mercredi 14 Octobre 2020</text:p>
      <text:p text:style-name="P3"/>
      <text:p text:style-name="P14">Huit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>Jeudi 15 Octobre 2020</text:p>
      <text:p text:style-name="P3"/>
      <text:p text:style-name="P14">Neuv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>Vendredi 16 Octobre 2020</text:p>
      <text:p text:style-name="P3"/>
      <text:p text:style-name="P14">Dix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>Lundi 19 Octobre 2020</text:p>
      <text:p text:style-name="P12"/>
      <text:p text:style-name="P14">Onz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>Mardi 20 Octobre 2020</text:p>
      <text:p text:style-name="P3"/>
      <text:p text:style-name="P14">Douz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>Mercredi 21 Octobre 2020</text:p>
      <text:p text:style-name="P3"/>
      <text:p text:style-name="P14">Treiz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3"/>
      <text:p text:style-name="P3"/>
      <text:p text:style-name="P4"><text:soft-page-break/>Jeudi 22 Octobre 2020</text:p>
      <text:p text:style-name="P4"/>
      <text:p text:style-name="P14">Quatorz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4"/>
      <text:p text:style-name="P4">Vendredi 23 Octobre 2020</text:p>
      <text:p text:style-name="P4"/>
      <text:p text:style-name="P14">Quinzième jour de stage,</text:p>
      <text:p text:style-name="P14">Création de procédures stockées</text:p>
      <text:p text:style-name="P14">Test des procédures</text:p>
      <text:p text:style-name="P14">Validation des procédures</text:p>
      <text:p text:style-name="P14">Documentation sur les procédures stockées</text:p>
      <text:p text:style-name="P14"/>
      <text:p text:style-name="P4">Lundi 26 Octobre 2020</text:p>
      <text:p text:style-name="P14">Seizième jour de stage,</text:p>
      <text:p text:style-name="P14">Création de l’interface administrateur à l’aide du framework Flask admin</text:p>
      <text:p text:style-name="P4"/>
      <text:p text:style-name="P4">Mardi 27 Octobre 2020</text:p>
      <text:p text:style-name="P4"/>
      <text:p text:style-name="P4">Mercredi 28 Octobre 2020</text:p>
      <text:p text:style-name="P4"/>
      <text:p text:style-name="P4">Jeudi 29 Octobre 2020</text:p>
      <text:p text:style-name="P4"/>
      <text:p text:style-name="P4">Vendredi 30 Octobre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0:15:04.091443389</meta:creation-date>
    <dc:date>2020-10-26T10:35:11.307978587</dc:date>
    <meta:editing-duration>PT34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84" meta:word-count="477" meta:character-count="3109" meta:non-whitespace-character-count="2715"/>
  </office:meta>
</office:document-meta>
</file>